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b44" officeooo:paragraph-rsid="00198b44"/>
    </style:style>
    <style:style style:name="T1" style:family="text">
      <style:text-properties officeooo:rsid="001b51f4"/>
    </style:style>
    <style:style style:name="T2" style:family="text">
      <style:text-properties officeooo:rsid="001cd53a"/>
    </style:style>
    <style:style style:name="T3" style:family="text">
      <style:text-properties officeooo:rsid="001ce33c"/>
    </style:style>
    <style:style style:name="T4" style:family="text">
      <style:text-properties officeooo:rsid="001e13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thin, beyond, bachelor, coordinate, coordinat<text:span text:style-name="T1">or</text:span>, <text:span text:style-name="T1">social science, campus, architecture, below, above, division, degree, locate, department, for instance, major, sociology, psychology, purpose, semester, anticipate, deadline, common, unavailable, available, make an appointment, compose, occur, as a whole, </text:span><text:span text:style-name="T2">exchange, constitute, in one’s view, </text:span><text:span text:style-name="T3">discussion, </text:span><text:span text:style-name="T4">particularly, delivery, plagiarism, acknowledge, do research, fail, deny, entry, last but not least, come along, alternative, acceptable, unacceptable, expectation, expect, avoid, war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22:28:48.949762200</meta:creation-date>
    <dc:date>2026-01-27T22:36:34.865877500</dc:date>
    <meta:editing-duration>PT7M44S</meta:editing-duration>
    <meta:editing-cycles>5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" meta:word-count="63" meta:character-count="540" meta:non-whitespace-character-count="478"/>
  </office:meta>
</office:document-meta>
</file>